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3pt" officeooo:rsid="001302ba" officeooo:paragraph-rsid="001302ba" style:font-size-asian="11.3500003814697pt" style:font-size-complex="13pt"/>
    </style:style>
    <style:style style:name="P2" style:family="paragraph" style:parent-style-name="Standard">
      <style:text-properties fo:color="#c9211e" loext:opacity="100%" fo:font-size="13pt" style:text-underline-style="solid" style:text-underline-width="auto" style:text-underline-color="font-color" fo:font-weight="bold" officeooo:rsid="001302ba" officeooo:paragraph-rsid="001302ba" style:font-size-asian="11.3500003814697pt" style:font-weight-asian="bold" style:font-size-complex="13pt" style:font-weight-complex="bold"/>
    </style:style>
    <style:style style:name="P3" style:family="paragraph" style:parent-style-name="Standard">
      <style:text-properties fo:color="#000000" loext:opacity="100%" fo:font-size="13pt" style:text-underline-style="none" fo:font-weight="normal" officeooo:rsid="001302ba" officeooo:paragraph-rsid="001302ba" style:font-size-asian="11.3500003814697pt" style:font-weight-asian="normal" style:font-size-complex="13pt" style:font-weight-complex="normal"/>
    </style:style>
    <style:style style:name="P4" style:family="paragraph" style:parent-style-name="Standard">
      <style:paragraph-properties fo:text-align="start" style:justify-single-word="false"/>
      <style:text-properties fo:color="#000000" loext:opacity="100%" fo:font-size="13pt" style:text-underline-style="none" fo:font-weight="normal" officeooo:rsid="001302ba" officeooo:paragraph-rsid="001302ba" style:font-size-asian="11.3500003814697pt" style:font-weight-asian="normal" style:font-size-complex="13pt" style:font-weight-complex="normal"/>
    </style:style>
    <style:style style:name="P5" style:family="paragraph" style:parent-style-name="Standard">
      <style:text-properties fo:color="#000000" loext:opacity="100%" fo:font-size="13pt" style:text-underline-style="none" fo:font-weight="normal" officeooo:rsid="0018eccb" officeooo:paragraph-rsid="0018eccb" style:font-size-asian="11.3500003814697pt" style:font-weight-asian="normal" style:font-size-complex="13pt" style:font-weight-complex="normal"/>
    </style:style>
    <style:style style:name="P6" style:family="paragraph" style:parent-style-name="Standard">
      <style:text-properties fo:color="#000000" loext:opacity="100%" fo:font-size="13pt" style:text-underline-style="none" fo:font-weight="bold" officeooo:rsid="001302ba" officeooo:paragraph-rsid="001302ba" style:font-size-asian="11.3500003814697pt" style:font-weight-asian="bold" style:font-size-complex="13pt" style:font-weight-complex="bold"/>
    </style:style>
    <style:style style:name="P7" style:family="paragraph" style:parent-style-name="Standard" style:list-style-name="L1">
      <style:text-properties fo:color="#000000" loext:opacity="100%" fo:font-size="13pt" style:text-underline-style="none" fo:font-weight="normal" officeooo:rsid="001302ba" officeooo:paragraph-rsid="001302ba" style:font-size-asian="11.3500003814697pt" style:font-weight-asian="normal" style:font-size-complex="13pt" style:font-weight-complex="normal"/>
    </style:style>
    <style:style style:name="P8" style:family="paragraph" style:parent-style-name="Standard" style:list-style-name="L2">
      <style:paragraph-properties fo:text-align="start" style:justify-single-word="false"/>
      <style:text-properties fo:color="#000000" loext:opacity="100%" fo:font-size="13pt" style:text-underline-style="none" fo:font-weight="normal" officeooo:rsid="001302ba" officeooo:paragraph-rsid="001302ba" style:font-size-asian="11.3500003814697pt" style:font-weight-asian="normal" style:font-size-complex="13pt"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normal" style:font-weight-asian="normal" style:font-weight-complex="normal"/>
    </style:style>
    <style:style style:name="T3" style:family="text">
      <style:text-properties officeooo:rsid="001e33a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3.209cm" fo:text-indent="-0.635cm" fo:margin-left="3.209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844cm" fo:text-indent="-0.635cm" fo:margin-left="3.844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479cm" fo:text-indent="-0.635cm" fo:margin-left="4.479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14cm" fo:text-indent="-0.635cm" fo:margin-left="5.114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749cm" fo:text-indent="-0.635cm" fo:margin-left="5.749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384cm" fo:text-indent="-0.635cm" fo:margin-left="6.38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19cm" fo:text-indent="-0.635cm" fo:margin-left="7.019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654cm" fo:text-indent="-0.635cm" fo:margin-left="7.654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289cm" fo:text-indent="-0.635cm" fo:margin-left="8.289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24cm" fo:text-indent="-0.635cm" fo:margin-left="8.924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Avantages et inconvénients de l’IA</text:p>
      <text:p text:style-name="P2"/>
      <text:p text:style-name="P5">This last years the development of AI has know a growth. It is true, the AI bring a lot advantages for us. It enable to automate some tasks which will be hard for hum<text:span text:style-name="T3">ans. The company will need less of employees, the process will be faster and the company will be able to generate more earnings. That is also a plus for our security for example with the facial recognition. More and more of public space are equipping with camera using the facial recognition. They can permit to recognize a wanted people in public spaces for example and so help the police. Inhabitants and tourists can feel more safety. It’s also more safety for our mobile, our laptop or tablets because now it’s possible to unlock them with the facial recognition or vocal recognition in addition to the code already present. That can be useful in the event of forget of our code or a robbery. But the AI bring also some disadvantages as the job loss due at the replacement of humans by AI. Morever the AI is faster and less tired but it need to be maintained and that could cost a lot of money. If there is a problem with AI, this problem can stop the entire activity of the company and so produce a loss of money. So it’s necessary that AI correctly else it can generate a lot of problem difficult to resolve and paralyse the company. But we are still at the beginning of the development of AI, a lot of progress are comming soon and the some disadvantages mentioned will be upgraded.</text:span></text:p>
      <text:p text:style-name="P5"/>
      <text:p text:style-name="P3"/>
      <text:p text:style-name="P3"/>
      <text:p text:style-name="P1"/>
      <text:p text:style-name="P1"/>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9-26T18:14:41.398000000</meta:creation-date>
    <dc:date>2022-09-29T10:28:48.449000000</dc:date>
    <meta:editing-duration>PT2H30M20S</meta:editing-duration>
    <meta:editing-cycles>5</meta:editing-cycles>
    <meta:generator>LibreOffice/7.4.1.2$Windows_X86_64 LibreOffice_project/3c58a8f3a960df8bc8fd77b461821e42c061c5f0</meta:generator>
    <meta:document-statistic meta:table-count="0" meta:image-count="0" meta:object-count="0" meta:page-count="1" meta:paragraph-count="2" meta:word-count="274" meta:character-count="1489" meta:non-whitespace-character-count="1217"/>
  </office:meta>
</office:document-meta>
</file>